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 table:style-name="ce6" office:value-type="string" calcext:value-type="string">
            <text:p>dans OSContainer</text:p>
          </table:table-cell>
          <table:table-cell table:style-name="ce8" office:value-type="string" calcext:value-type="string">
            <text:p>avec celle OSContainer</text:p>
          </table:table-cell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9"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9"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5"/>
          <table:table-cell table:style-name="ce9"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5"/>
          <table:table-cell table:style-name="ce9"/>
        </table:table-row>
        <table:table-row table:style-name="ro1">
          <table:table-cell table:style-name="ce1" office:value-type="string" calcext:value-type="string">
            <text:p>OCSelect (2)</text:p>
          </table:table-cell>
          <table:table-cell table:style-name="ce4" table:number-columns-repeated="5"/>
          <table:table-cell table:style-name="ce9"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9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  <table:table-cell/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corrigé</text:p>
          </table:table-cell>
          <table:table-cell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3:Feuille1.D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3:16:27.721012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4T23:39:41.446573195</dc:date>
    <meta:editing-duration>PT9H55M16S</meta:editing-duration>
    <meta:editing-cycles>20</meta:editing-cycles>
    <meta:generator>LibreOffice/5.1.4.2$Linux_X86_64 LibreOffice_project/10m0$Build-2</meta:generator>
    <meta:document-statistic meta:table-count="1" meta:cell-count="42" meta:object-count="0"/>
  </office:meta>
</office:document-meta>
</file>